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officeooo:paragraph-rsid="000a14f7"/>
    </style:style>
    <style:style style:name="P3" style:family="paragraph" style:parent-style-name="Standard">
      <style:text-properties officeooo:paragraph-rsid="00161515"/>
    </style:style>
    <style:style style:name="P4" style:family="paragraph" style:parent-style-name="Standard" style:list-style-name="L1">
      <style:text-properties officeooo:paragraph-rsid="001ccdd0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paragraph-rsid="00161515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paragraph-rsid="00161515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paragraph-rsid="001ccdd0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c9211e" loext:opacity="100%" officeooo:paragraph-rsid="0025ecea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paragraph-rsid="00322a1a"/>
    </style:style>
    <style:style style:name="T1" style:family="text">
      <style:text-properties fo:color="#c9211e" loext: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- học hoài vẫn ko đủ</text:p>
      <text:p text:style-name="Standard">-log(x): natural log </text:p>
      <text:p text:style-name="Standard">-log2(x)</text:p>
      <text:p text:style-name="Standard">-log10(x)</text:p>
      <text:p text:style-name="Standard">-ls(): liệt kê tất cả các object đang có trong R’s brain</text:p>
      <text:p text:style-name="P2">-# clear R's brain</text:p>
      <text:p text:style-name="P2">rm(list=ls()): xóa các object để giải phóng bộ nhớ, nhưng ko xóa các package </text:p>
      <text:p text:style-name="Standard">-<text:span text:style-name="T1">1:10</text:span> ~ <text:span text:style-name="T1">seq(from=1, to=10, by=1)</text:span> hoặc <text:span text:style-name="T1">seq(1,10,1)</text:span> hoặc <text:span text:style-name="T1">seq(1,10)</text:span></text:p>
      <text:p text:style-name="Standard">-Thực thi 1 dòng: đặt con trỏ ở bất kì: ctrl-enter</text:p>
      <text:p text:style-name="Standard">-Thực thi selected lines: ctrl-enter </text:p>
      <text:p text:style-name="Standard">-Ctrl-1: chuyển con trỏ từ console sang source pane </text:p>
      <text:p text:style-name="Standard">-Ctrl-2: chuyển con trỏ từ source pane sang console</text:p>
      <text:p text:style-name="Standard">-Get help: ?read.csv() </text:p>
      <text:p text:style-name="Standard">-list.files(): liệt kê các file trong folder </text:p>
      <text:p text:style-name="Standard">-file.choose(): browse đến thư mục để chọn file </text:p>
      <text:p text:style-name="Standard">-Những function cần để kiểm tra một dataset/dataframe:</text:p>
      <text:p text:style-name="Standard"><text:tab/>+names(), head(), str(), dim(), glimpse(), tbl_df()</text:p>
      <text:p text:style-name="P3">-Xử lý untidy dataset:</text:p>
      <text:p text:style-name="P3"><text:tab/>+<text:span text:style-name="T1">filter</text:span> từ dplyr package </text:p>
      <text:p text:style-name="P3"><text:tab/>nasty.format &lt;- read.csv("Data/nasty format.csv")</text:p>
      <text:p text:style-name="P5">str(nasty.format)</text:p>
      <text:p text:style-name="P5">nasty.format &lt;- filter(nasty.format, Bottle != "")</text:p>
      <text:p text:style-name="P5">glimpse(nasty.format) </text:p>
      <text:p text:style-name="P5">+<text:span text:style-name="T1">gather</text:span>(): thêm cột, gom cột …</text:p>
      <text:p text:style-name="P5">+<text:span text:style-name="T1">mutate</text:span>(dataframe, col_name = function())</text:p>
      <text:p text:style-name="P5">+<text:span text:style-name="T1">sub_str</text:span>(dataframe, start_position, end_position)</text:p>
      <text:p text:style-name="P5"/>
      <text:p text:style-name="P6">-Handy function <text:span text:style-name="T1">with</text:span> để work với data frame và test các <text:span text:style-name="T1">logical operator </text:span></text:p>
      <text:p text:style-name="P6">-dplyr package: có 5 verbs (function) quan trọng là</text:p>
      <text:p text:style-name="P6"><text:tab/>+select(): chọn cột, trả về dataframe, có thể chọn tất cả trừ 1 cột </text:p>
      <text:p text:style-name="P7"><text:tab/>+slice(): chọn hàng, trả về dataframe, nhưng ko giữ lại index cũ của hàng</text:p>
      <text:p text:style-name="P7"><text:tab/>+filter(): trả về subset của hàng, tiêu chí lựa chọn là trên cột </text:p>
      <text:p text:style-name="P7"><text:tab/>+mutate(): transform data, tạo thêm biến/cột mới dựa trên cột cũ </text:p>
      <text:p text:style-name="P7"><text:tab/>+arrange(): sắp xếp lại hàng, dựa theo giá trị trên cột </text:p>
      <text:p text:style-name="P8">Note: thường ta sẽ combine nhiều dplyr verb với nhau khi thao tác trên cùng 1 dataframe. Khi gặp những lệnh như vậy, ta cần đọc từ trong ra ngoài </text:p>
      <text:p text:style-name="P8"><text:s/></text:p>
      <text:p text:style-name="P7">-<text:span text:style-name="T1">pip</text:span> command in R: <text:span text:style-name="T1">%&gt;%, 3 lệnh sau đây là như nhau:</text:span></text:p>
      <text:list xml:id="list1561749083" text:style-name="L1">
        <text:list-item>
          <text:p text:style-name="P4">select(filter(compensation, Fruit &gt; 80), Root)</text:p>
        </text:list-item>
        <text:list-item>
          <text:p text:style-name="P4">filter(compensation, Fruit &gt; 80) <text:span text:style-name="T1">%&gt;%</text:span> select(Root)</text:p>
        </text:list-item>
        <text:list-item>
          <text:p text:style-name="P4">compensation <text:span text:style-name="T1">%&gt;%</text:span> filter(Fruit &gt; 80) <text:span text:style-name="T1">%&gt;%</text:span> select(Root)</text:p>
        </text:list-item>
      </text:list>
      <text:p text:style-name="P7"/>
      <text:p text:style-name="P7">-Statistical test in R</text:p>
      <text:p text:style-name="P7">Once you’ve <text:span text:style-name="T1">specified your model</text:span> in R and <text:span text:style-name="T1">made R build it</text:span>, we feel that it is vital not to then interpret the results. It is, instead, <text:span text:style-name="T1">vital to assess first the assumptions</text:span> of your model. For example, a two-sample <text:span text:style-name="T1">t-test may assume equal variance </text:span>in the two groups, and ANOVA and regression assume <text:span text:style-name="T1">normally distributed residuals</text:span>, amongst other things. By <text:span text:style-name="T1">assessing if these assumptions are met</text:span>, you are ensuring that the results returned by the modelling are reliable. If the assumptions are not met, then the <text:soft-page-break/>predictions from, or interpretation of, the model is compromised. You will not be making reliable inference.</text:p>
      <text:p text:style-name="P7"/>
      <text:p text:style-name="P7">Pipeline:</text:p>
      <text:p text:style-name="P9">(1) plot your data</text:p>
      <text:p text:style-name="P9">(2) build your model</text:p>
      <text:p text:style-name="P9">(3) check your assumptions</text:p>
      <text:p text:style-name="P9">(4) interpret your model</text:p>
      <text:p text:style-name="P9">(5) replot the data and the model</text:p>
      <text:p text:style-name="P9"/>
      <text:p text:style-name="P9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09:48:34.593944198</meta:creation-date>
    <dc:date>2022-02-03T18:04:09.849399653</dc:date>
    <meta:editing-duration>PT7H54M59S</meta:editing-duration>
    <meta:editing-cycles>37</meta:editing-cycles>
    <meta:generator>LibreOffice/7.1.7.2$Linux_X86_64 LibreOffice_project/10$Build-2</meta:generator>
    <meta:document-statistic meta:table-count="0" meta:image-count="0" meta:object-count="0" meta:page-count="2" meta:paragraph-count="47" meta:word-count="428" meta:character-count="2567" meta:non-whitespace-character-count="2164"/>
  </office:meta>
</office:document-meta>
</file>